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031f7" officeooo:paragraph-rsid="001031f7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0579d" officeooo:paragraph-rsid="0010579d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296d2" officeooo:paragraph-rsid="001296d2" style:font-size-asian="14pt" style:font-size-complex="16pt"/>
    </style:style>
    <style:style style:name="T1" style:family="text">
      <style:text-properties officeooo:rsid="00119a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lts : </text:p>
      <text:p text:style-name="P1">10 mb process requires atleast 1.5 mb </text:p>
      <text:p text:style-name="P1">1.5 or less : immediately killed</text:p>
      <text:p text:style-name="P1">1.75 : runs for some time before getting killed</text:p>
      <text:p text:style-name="P1"/>
      <text:p text:style-name="P2">We can allocate more memory in a child c group than a parent c group <text:span text:style-name="T1">but it still doesnt exceed</text:span></text:p>
      <text:p text:style-name="P2"/>
      <text:p text:style-name="P3">LRU isolates , page faults and page swaps almost sam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5:53:40.806516791</meta:creation-date>
    <dc:date>2025-04-18T02:50:54.972709731</dc:date>
    <meta:editing-duration>PT5H37M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6" meta:word-count="54" meta:character-count="276" meta:non-whitespace-character-count="225"/>
  </office:meta>
</office:document-meta>
</file>